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26pt" svg:x="299.06pt" svg:y="131.75pt">
            <loext:p draw:notify-on-update-of-ranges="Sheet1.F3:Sheet1.F3 Sheet1.F4:Sheet1.F8 Sheet1.G3:Sheet1.G3 Sheet1.G4:Sheet1.G8 Sheet1.F3:Sheet1.F3 Sheet1.F4:Sheet1.F8 Sheet1.H3:Sheet1.H3 Sheet1.H4:Sheet1.H8 Sheet1.F3:Sheet1.F3 Sheet1.F4:Sheet1.F8 Sheet1.I3:Sheet1.I3 Sheet1.I4:Sheet1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rocessors</text:p>
          </table:table-cell>
          <table:table-cell table:style-name="ce1" office:value-type="string" calcext:value-type="string">
            <text:p>gcc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pgi</text:p>
          </table:table-cell>
          <table:table-cell/>
          <table:table-cell office:value-type="string" calcext:value-type="string">
            <text:p>Processors</text:p>
          </table:table-cell>
          <table:table-cell table:style-name="ce1" office:value-type="string" calcext:value-type="string">
            <text:p>gcc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p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.72788" calcext:value-type="float">
            <text:p>93.73</text:p>
          </table:table-cell>
          <table:table-cell office:value-type="float" office:value="90.81239" calcext:value-type="float">
            <text:p>90.81</text:p>
          </table:table-cell>
          <table:table-cell office:value-type="float" office:value="93.31819" calcext:value-type="float">
            <text:p>93.3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/[.B4]" office:value-type="float" office:value="1" calcext:value-type="float">
            <text:p>1.00</text:p>
          </table:table-cell>
          <table:table-cell table:formula="of:=[.C4]/[.C4]" office:value-type="float" office:value="1" calcext:value-type="float">
            <text:p>1.00</text:p>
          </table:table-cell>
          <table:table-cell table:formula="of:=[.D4]/[.D4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.81694" calcext:value-type="float">
            <text:p>64.82</text:p>
          </table:table-cell>
          <table:table-cell office:value-type="float" office:value="44.04963" calcext:value-type="float">
            <text:p>44.05</text:p>
          </table:table-cell>
          <table:table-cell office:value-type="float" office:value="58.16082" calcext:value-type="float">
            <text:p>58.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$4]/[.B5]" office:value-type="float" office:value="1.44603987784675" calcext:value-type="float">
            <text:p>1.45</text:p>
          </table:table-cell>
          <table:table-cell table:formula="of:=[.C$4]/[.C5]" office:value-type="float" office:value="2.06159257183318" calcext:value-type="float">
            <text:p>2.06</text:p>
          </table:table-cell>
          <table:table-cell table:formula="of:=[.D$4]/[.D5]" office:value-type="float" office:value="1.60448545945535" calcext:value-type="float">
            <text:p>1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59371" calcext:value-type="float">
            <text:p>37.59</text:p>
          </table:table-cell>
          <table:table-cell office:value-type="float" office:value="27.36498" calcext:value-type="float">
            <text:p>27.36</text:p>
          </table:table-cell>
          <table:table-cell office:value-type="float" office:value="33.71265" calcext:value-type="float">
            <text:p>33.7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$4]/[.B6]" office:value-type="float" office:value="2.49317984311737" calcext:value-type="float">
            <text:p>2.49</text:p>
          </table:table-cell>
          <table:table-cell table:formula="of:=[.C$4]/[.C6]" office:value-type="float" office:value="3.31856226461704" calcext:value-type="float">
            <text:p>3.32</text:p>
          </table:table-cell>
          <table:table-cell table:formula="of:=[.D$4]/[.D6]" office:value-type="float" office:value="2.76804671243584" calcext:value-type="float">
            <text:p>2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56349" calcext:value-type="float">
            <text:p>28.56</text:p>
          </table:table-cell>
          <table:table-cell office:value-type="float" office:value="23.04267" calcext:value-type="float">
            <text:p>23.04</text:p>
          </table:table-cell>
          <table:table-cell office:value-type="float" office:value="27.75403" calcext:value-type="float">
            <text:p>27.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$4]/[.B7]" office:value-type="float" office:value="3.28138753352619" calcext:value-type="float">
            <text:p>3.28</text:p>
          </table:table-cell>
          <table:table-cell table:formula="of:=[.C$4]/[.C7]" office:value-type="float" office:value="3.94105327203835" calcext:value-type="float">
            <text:p>3.94</text:p>
          </table:table-cell>
          <table:table-cell table:formula="of:=[.D$4]/[.D7]" office:value-type="float" office:value="3.36232936261869" calcext:value-type="float">
            <text:p>3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80843" calcext:value-type="float">
            <text:p>25.81</text:p>
          </table:table-cell>
          <table:table-cell office:value-type="float" office:value="21.72767" calcext:value-type="float">
            <text:p>21.73</text:p>
          </table:table-cell>
          <table:table-cell office:value-type="float" office:value="23.93251" calcext:value-type="float">
            <text:p>23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$4]/[.B8]" office:value-type="float" office:value="3.63167693656685" calcext:value-type="float">
            <text:p>3.63</text:p>
          </table:table-cell>
          <table:table-cell table:formula="of:=[.C$4]/[.C8]" office:value-type="float" office:value="4.17957332746677" calcext:value-type="float">
            <text:p>4.18</text:p>
          </table:table-cell>
          <table:table-cell table:formula="of:=[.D$4]/[.D8]" office:value-type="float" office:value="3.89922285627375" calcext:value-type="float">
            <text:p>3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Black</meta:initial-creator>
    <meta:creation-date>2016-05-24T19:22:37.219261691</meta:creation-date>
    <dc:date>2016-05-24T21:19:29.166084023</dc:date>
    <dc:creator>Edgar Black</dc:creator>
    <meta:editing-duration>PT56M11S</meta:editing-duration>
    <meta:editing-cycles>1</meta:editing-cycles>
    <meta:document-statistic meta:table-count="1" meta:cell-count="48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4.001cm" svg:y="3.706cm" style:legend-expansion="high" chart:style-name="ch2"/>
        <chart:plot-area chart:style-name="ch3" table:cell-range-address="Sheet1.F3:Sheet1.I8" chart:data-source-has-labels="row" svg:x="0.32cm" svg:y="0.18cm" svg:width="13.361cm" svg:height="8.646cm">
          <chartooo:coordinate-region svg:x="1.232cm" svg:y="0.379cm" svg:width="12.35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8" chart:label-cell-address="Sheet1.G3:Sheet1.G3" chart:class="chart:scatter">
            <chart:domain table:cell-range-address="Sheet1.F4:Sheet1.F8"/>
            <chart:data-point chart:repeated="5"/>
          </chart:series>
          <chart:series chart:style-name="ch8" chart:values-cell-range-address="Sheet1.H4:Sheet1.H8" chart:label-cell-address="Sheet1.H3:Sheet1.H3" chart:class="chart:scatter">
            <chart:data-point chart:repeated="5"/>
          </chart:series>
          <chart:series chart:style-name="ch9" chart:values-cell-range-address="Sheet1.I4:Sheet1.I8" chart:label-cell-address="Sheet1.I3:Sheet1.I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gcc</text:p>
                <draw:g>
                  <svg:desc>Sheet1.G3:Sheet1.G3</svg:desc>
                </draw:g>
              </table:table-cell>
              <table:table-cell office:value-type="string">
                <text:p>Intel</text:p>
                <draw:g>
                  <svg:desc>Sheet1.H3:Sheet1.H3</svg:desc>
                </draw:g>
              </table:table-cell>
              <table:table-cell office:value-type="string">
                <text:p>pgi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8</svg:desc>
                </draw:g>
              </table:table-cell>
              <table:table-cell office:value-type="float" office:value="1">
                <text:p>1</text:p>
                <draw:g>
                  <svg:desc>Sheet1.G4:Sheet1.G8</svg:desc>
                </draw:g>
              </table:table-cell>
              <table:table-cell office:value-type="float" office:value="1">
                <text:p>1</text:p>
                <draw:g>
                  <svg:desc>Sheet1.H4:Sheet1.H8</svg:desc>
                </draw:g>
              </table:table-cell>
              <table:table-cell office:value-type="float" office:value="1">
                <text:p>1</text:p>
                <draw:g>
                  <svg:desc>Sheet1.I4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4603987784675">
                <text:p>1.44603987784675</text:p>
              </table:table-cell>
              <table:table-cell office:value-type="float" office:value="2.06159257183318">
                <text:p>2.06159257183318</text:p>
              </table:table-cell>
              <table:table-cell office:value-type="float" office:value="1.60448545945535">
                <text:p>1.60448545945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9317984311737">
                <text:p>2.49317984311737</text:p>
              </table:table-cell>
              <table:table-cell office:value-type="float" office:value="3.31856226461704">
                <text:p>3.31856226461704</text:p>
              </table:table-cell>
              <table:table-cell office:value-type="float" office:value="2.76804671243584">
                <text:p>2.76804671243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28138753352619">
                <text:p>3.28138753352619</text:p>
              </table:table-cell>
              <table:table-cell office:value-type="float" office:value="3.94105327203835">
                <text:p>3.94105327203835</text:p>
              </table:table-cell>
              <table:table-cell office:value-type="float" office:value="3.36232936261869">
                <text:p>3.36232936261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63167693656685">
                <text:p>3.63167693656685</text:p>
              </table:table-cell>
              <table:table-cell office:value-type="float" office:value="4.17957332746677">
                <text:p>4.17957332746677</text:p>
              </table:table-cell>
              <table:table-cell office:value-type="float" office:value="3.89922285627375">
                <text:p>3.89922285627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